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ext-properties fo:font-weight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fo:background-color="#b3b3b3"/>
      <style:text-properties fo:font-weight="bold"/>
    </style:style>
    <style:style style:name="ce6" style:family="table-cell" style:parent-style-name="Default">
      <style:table-cell-properties fo:background-color="transparent"/>
      <style:text-properties fo:font-weight="normal"/>
    </style:style>
    <style:style style:name="ce7" style:family="table-cell" style:parent-style-name="Default">
      <style:table-cell-properties fo:background-color="transparent"/>
      <style:text-properties fo:font-weight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/>
    </style:style>
  </office:automatic-styles>
  <office:body>
    <office:spreadsheet>
      <table:table table:name="Planilha1" table:style-name="ta1" table:print="false"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table:style-name="Default"/>
          <table:table-cell table:style-name="ce2" office:value-type="string">
            <text:p>NÚMERO TOTAL DE FETCHES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3" office:value-type="string">
            <text:p>Stringsearch</text:p>
          </table:table-cell>
          <table:table-cell table:style-name="ce3" office:value-type="string">
            <text:p>CRC32</text:p>
          </table:table-cell>
          <table:table-cell table:style-name="ce3" office:value-type="string">
            <text:p>Bitcount</text:p>
          </table:table-cell>
          <table:table-cell table:style-name="ce3" office:value-type="string">
            <text:p>Qsort</text:p>
          </table:table-cell>
          <table:table-cell/>
        </table:table-row>
        <table:table-row table:style-name="ro1">
          <table:table-cell office:value-type="string">
            <text:p>Sem redução</text:p>
          </table:table-cell>
          <table:table-cell table:style-name="ce4" office:value-type="float" office:value="38113">
            <text:p>38113</text:p>
          </table:table-cell>
          <table:table-cell table:style-name="ce4" office:value-type="float" office:value="4751">
            <text:p>4751</text:p>
          </table:table-cell>
          <table:table-cell table:style-name="ce4" office:value-type="float" office:value="4782">
            <text:p>4782</text:p>
          </table:table-cell>
          <table:table-cell table:style-name="ce4" office:value-type="float" office:value="26109">
            <text:p>2610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6881">
            <text:p>36881</text:p>
          </table:table-cell>
          <table:table-cell office:value-type="float" office:value="4037">
            <text:p>4037</text:p>
          </table:table-cell>
          <table:table-cell office:value-type="float" office:value="4184">
            <text:p>4184</text:p>
          </table:table-cell>
          <table:table-cell office:value-type="float" office:value="22878">
            <text:p>2287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4751">
            <text:p>34751</text:p>
          </table:table-cell>
          <table:table-cell office:value-type="float" office:value="4321">
            <text:p>4321</text:p>
          </table:table-cell>
          <table:table-cell office:value-type="float" office:value="4371">
            <text:p>4371</text:p>
          </table:table-cell>
          <table:table-cell office:value-type="float" office:value="19311">
            <text:p>1931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6233">
            <text:p>36233</text:p>
          </table:table-cell>
          <table:table-cell office:value-type="float" office:value="4179">
            <text:p>4179</text:p>
          </table:table-cell>
          <table:table-cell office:value-type="float" office:value="4354">
            <text:p>4354</text:p>
          </table:table-cell>
          <table:table-cell office:value-type="float" office:value="20810">
            <text:p>2081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6903">
            <text:p>36903</text:p>
          </table:table-cell>
          <table:table-cell office:value-type="float" office:value="4037">
            <text:p>4037</text:p>
          </table:table-cell>
          <table:table-cell office:value-type="float" office:value="4398">
            <text:p>4398</text:p>
          </table:table-cell>
          <table:table-cell office:value-type="float" office:value="22927">
            <text:p>2292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951">
            <text:p>37951</text:p>
          </table:table-cell>
          <table:table-cell office:value-type="float" office:value="3897">
            <text:p>3897</text:p>
          </table:table-cell>
          <table:table-cell office:value-type="float" office:value="4647">
            <text:p>4647</text:p>
          </table:table-cell>
          <table:table-cell office:value-type="float" office:value="24566">
            <text:p>24566</text:p>
          </table:table-cell>
          <table:table-cell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2" office:value-type="string">
            <text:p>NÚMERO TOTAL DE FETCHES (NORMALIZADO)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3" office:value-type="string">
            <text:p>Stringsearch</text:p>
          </table:table-cell>
          <table:table-cell table:style-name="ce3" office:value-type="string">
            <text:p>CRC32</text:p>
          </table:table-cell>
          <table:table-cell table:style-name="ce3" office:value-type="string">
            <text:p>Bitcount</text:p>
          </table:table-cell>
          <table:table-cell table:style-name="ce3" office:value-type="string">
            <text:p>Qsort</text:p>
          </table:table-cell>
          <table:table-cell table:style-name="ce8" office:value-type="string">
            <text:p>TOTAL</text:p>
          </table:table-cell>
        </table:table-row>
        <table:table-row table:style-name="ro1">
          <table:table-cell office:value-type="string">
            <text:p>Sem redução</text:p>
          </table:table-cell>
          <table:table-cell table:style-name="ce4" office:value-type="float" office:value="38113">
            <text:p>38113</text:p>
          </table:table-cell>
          <table:table-cell table:style-name="ce4" office:value-type="float" office:value="4751">
            <text:p>4751</text:p>
          </table:table-cell>
          <table:table-cell table:style-name="ce4" office:value-type="float" office:value="4782">
            <text:p>4782</text:p>
          </table:table-cell>
          <table:table-cell table:style-name="ce4" office:value-type="float" office:value="26109">
            <text:p>2610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formula="oooc:=[.B4]/[.$B$3]" office:value-type="float" office:value="0.967675071497914">
            <text:p>0,97</text:p>
          </table:table-cell>
          <table:table-cell table:formula="oooc:=[.C4]/[.$C$3]" office:value-type="float" office:value="0.849715849294885">
            <text:p>0,85</text:p>
          </table:table-cell>
          <table:table-cell table:style-name="ce5" table:formula="oooc:=[.D4]/[.$D$3]" office:value-type="float" office:value="0.874947720618988">
            <text:p>0,87</text:p>
          </table:table-cell>
          <table:table-cell table:formula="oooc:=[.E4]/[.$E$3]" office:value-type="float" office:value="0.876249569114099">
            <text:p>0,88</text:p>
          </table:table-cell>
          <table:table-cell table:style-name="ce3" table:formula="oooc:=SUM([.B13:.E13])" office:value-type="float" office:value="3.56858821052589">
            <text:p>3,57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5" table:formula="oooc:=[.B5]/[.$B$3]" office:value-type="float" office:value="0.911788628551938">
            <text:p>0,91</text:p>
          </table:table-cell>
          <table:table-cell table:formula="oooc:=[.C5]/[.$C$3]" office:value-type="float" office:value="0.909492738370869">
            <text:p>0,91</text:p>
          </table:table-cell>
          <table:table-cell table:formula="oooc:=[.D5]/[.$D$3]" office:value-type="float" office:value="0.91405269761606">
            <text:p>0,91</text:p>
          </table:table-cell>
          <table:table-cell table:style-name="ce5" table:formula="oooc:=[.E5]/[.$E$3]" office:value-type="float" office:value="0.73963001263932">
            <text:p>0,74</text:p>
          </table:table-cell>
          <table:table-cell table:style-name="ce3" table:formula="oooc:=SUM([.B14:.E14])" office:value-type="float" office:value="3.47496407717819">
            <text:p>3,47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ooc:=[.B6]/[.$B$3]" office:value-type="float" office:value="0.950672998714349">
            <text:p>0,95</text:p>
          </table:table-cell>
          <table:table-cell table:formula="oooc:=[.C6]/[.$C$3]" office:value-type="float" office:value="0.879604293832877">
            <text:p>0,88</text:p>
          </table:table-cell>
          <table:table-cell table:formula="oooc:=[.D6]/[.$D$3]" office:value-type="float" office:value="0.910497699707235">
            <text:p>0,91</text:p>
          </table:table-cell>
          <table:table-cell table:formula="oooc:=[.E6]/[.$E$3]" office:value-type="float" office:value="0.797043165192079">
            <text:p>0,8</text:p>
          </table:table-cell>
          <table:table-cell table:style-name="ce3" table:formula="oooc:=SUM([.B15:.E15])" office:value-type="float" office:value="3.53781815744654">
            <text:p>3,54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ooc:=[.B7]/[.$B$3]" office:value-type="float" office:value="0.968252302364023">
            <text:p>0,97</text:p>
          </table:table-cell>
          <table:table-cell table:style-name="ce6" table:formula="oooc:=[.C7]/[.$C$3]" office:value-type="float" office:value="0.849715849294885">
            <text:p>0,85</text:p>
          </table:table-cell>
          <table:table-cell table:formula="oooc:=[.D7]/[.$D$3]" office:value-type="float" office:value="0.91969887076537">
            <text:p>0,92</text:p>
          </table:table-cell>
          <table:table-cell table:formula="oooc:=[.E7]/[.$E$3]" office:value-type="float" office:value="0.87812631659581">
            <text:p>0,88</text:p>
          </table:table-cell>
          <table:table-cell table:style-name="ce3" table:formula="oooc:=SUM([.B16:.E16])" office:value-type="float" office:value="3.61579333902009">
            <text:p>3,62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ooc:=[.B8]/[.$B$3]" office:value-type="float" office:value="0.995749481804109">
            <text:p>1</text:p>
          </table:table-cell>
          <table:table-cell table:style-name="ce5" table:formula="oooc:=[.C8]/[.$C$3]" office:value-type="float" office:value="0.820248368764471">
            <text:p>0,82</text:p>
          </table:table-cell>
          <table:table-cell table:formula="oooc:=[.D8]/[.$D$3]" office:value-type="float" office:value="0.97176913425345">
            <text:p>0,97</text:p>
          </table:table-cell>
          <table:table-cell table:formula="oooc:=[.E8]/[.$E$3]" office:value-type="float" office:value="0.940901604810602">
            <text:p>0,94</text:p>
          </table:table-cell>
          <table:table-cell table:style-name="ce3" table:formula="oooc:=SUM([.B17:.E17])" office:value-type="float" office:value="3.72866858963263">
            <text:p>3,73</text:p>
          </table:table-cell>
        </table:table-row>
        <table:table-row table:style-name="ro1">
          <table:table-cell table:number-columns-repeated="2"/>
          <table:table-cell table:style-name="ce7"/>
          <table:table-cell table:number-columns-repeated="2"/>
          <table:table-cell table:style-name="ce3"/>
        </table:table-row>
        <table:table-row table:style-name="ro1">
          <table:table-cell table:style-name="Default"/>
          <table:table-cell office:value-type="string">
            <text:p>Reconfigurable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string">
            <text:p>RISA:</text:p>
          </table:table-cell>
          <table:table-cell table:style-name="ce3" table:formula="oooc:=SUM([.B14];[.C17];[.D13];[.E14])" office:value-type="float" office:value="3.34661473057472">
            <text:p>3,35</text:p>
          </table:table-cell>
          <table:table-cell table:number-columns-repeated="3"/>
        </table:table-row>
      </table:table>
      <table:table table:name="Planilh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pt" fo:country="BR" style:font-name-asian="DejaVu LGC Sans" style:language-asian="pt" style:country-asian="BR" style:font-name-complex="DejaVu LGC Sans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1-30">30/01/2007</text:date>, <text:time>13:16:4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snsoares</meta:initial-creator>
    <meta:creation-date>2007-01-25T16:06:56</meta:creation-date>
    <dc:creator>snsoares</dc:creator>
    <dc:date>2007-01-30T13:16:47</dc:date>
    <dc:language>pt-BR</dc:language>
    <meta:editing-cycles>6</meta:editing-cycles>
    <meta:editing-duration>PT16M21S</meta:editing-duration>
    <meta:user-defined meta:name="Info 1"/>
    <meta:user-defined meta:name="Info 2"/>
    <meta:user-defined meta:name="Info 3"/>
    <meta:user-defined meta:name="Info 4"/>
    <meta:document-statistic meta:table-count="3" meta:cell-count="79"/>
  </office:meta>
</office:document-meta>
</file>